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a9d50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9a0ce5" officeooo:paragraph-rsid="00a9d506" style:font-weight-asian="bold" style:font-weight-complex="bold"/>
    </style:style>
    <style:style style:name="P15" style:family="paragraph" style:parent-style-name="Standard">
      <style:text-properties officeooo:rsid="00320ed7" officeooo:paragraph-rsid="00320ed7"/>
    </style:style>
    <style:style style:name="P16" style:family="paragraph" style:parent-style-name="Standard">
      <style:text-properties officeooo:rsid="00320ed7" officeooo:paragraph-rsid="007a6ebc"/>
    </style:style>
    <style:style style:name="P17" style:family="paragraph" style:parent-style-name="Standard">
      <style:text-properties officeooo:rsid="00320ed7" officeooo:paragraph-rsid="0095a61d"/>
    </style:style>
    <style:style style:name="P18" style:family="paragraph" style:parent-style-name="Standard">
      <style:text-properties officeooo:rsid="00320ed7" officeooo:paragraph-rsid="00968455"/>
    </style:style>
    <style:style style:name="P19" style:family="paragraph" style:parent-style-name="Standard">
      <style:text-properties officeooo:rsid="00320ed7" officeooo:paragraph-rsid="00a44108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68455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a44108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a44108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3b60de" officeooo:paragraph-rsid="00a44108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9" style:family="paragraph" style:parent-style-name="Standard">
      <style:text-properties officeooo:rsid="003eda82" officeooo:paragraph-rsid="003eda82"/>
    </style:style>
    <style:style style:name="P30" style:family="paragraph" style:parent-style-name="Standard">
      <style:text-properties officeooo:rsid="00583d83" officeooo:paragraph-rsid="00583d83"/>
    </style:style>
    <style:style style:name="P31" style:family="paragraph" style:parent-style-name="Standard">
      <style:text-properties officeooo:rsid="00267fa4" officeooo:paragraph-rsid="0072cfb5"/>
    </style:style>
    <style:style style:name="P32" style:family="paragraph" style:parent-style-name="Standard">
      <style:text-properties officeooo:rsid="00267fa4" officeooo:paragraph-rsid="00777dfb"/>
    </style:style>
    <style:style style:name="P33" style:family="paragraph" style:parent-style-name="Standard">
      <style:text-properties officeooo:rsid="00267fa4" officeooo:paragraph-rsid="00accab8"/>
    </style:style>
    <style:style style:name="P34" style:family="paragraph" style:parent-style-name="Table_20_Contents">
      <style:text-properties officeooo:rsid="00762752" officeooo:paragraph-rsid="00762752"/>
    </style:style>
    <style:style style:name="P35" style:family="paragraph" style:parent-style-name="Standard">
      <style:text-properties officeooo:rsid="009317a5" officeooo:paragraph-rsid="009317a5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4ac6d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52249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68455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52249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68455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89ea9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968455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95a61d" officeooo:paragraph-rsid="0095a61d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5a61d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68455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officeooo:rsid="00989ea9" officeooo:paragraph-rsid="00989ea9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officeooo:rsid="00999220" officeooo:paragraph-rsid="00999220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a613ce" officeooo:paragraph-rsid="00a613ce"/>
    </style:style>
    <style:style style:name="P50" style:family="paragraph" style:parent-style-name="Standard">
      <style:text-properties officeooo:rsid="00a7dff6" officeooo:paragraph-rsid="00a7dff6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a7dff6" officeooo:paragraph-rsid="00a7dff6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a7dff6" officeooo:paragraph-rsid="00a7dff6"/>
    </style:style>
    <style:style style:name="P53" style:family="paragraph" style:parent-style-name="Standard">
      <style:text-properties officeooo:rsid="0051bbf0" officeooo:paragraph-rsid="00a9d506"/>
    </style:style>
    <style:style style:name="P54" style:family="paragraph" style:parent-style-name="Table_20_Contents">
      <style:text-properties officeooo:rsid="0075ab86" officeooo:paragraph-rsid="00a9d506"/>
    </style:style>
    <style:style style:name="P55" style:family="paragraph" style:parent-style-name="Table_20_Contents">
      <style:text-properties officeooo:paragraph-rsid="00a9d506"/>
    </style:style>
    <style:style style:name="P56" style:family="paragraph" style:parent-style-name="Standard" style:list-style-name="L1">
      <style:text-properties officeooo:rsid="00590ab2" officeooo:paragraph-rsid="00590ab2"/>
    </style:style>
    <style:style style:name="P57" style:family="paragraph" style:parent-style-name="Standard" style:list-style-name="L1">
      <style:text-properties officeooo:rsid="005af17e" officeooo:paragraph-rsid="005af17e"/>
    </style:style>
    <style:style style:name="P58" style:family="paragraph" style:parent-style-name="Standard" style:list-style-name="L2">
      <style:text-properties officeooo:paragraph-rsid="0051bbf0"/>
    </style:style>
    <style:style style:name="P59" style:family="paragraph" style:parent-style-name="Standard" style:list-style-name="L2">
      <style:text-properties officeooo:rsid="007fa83b" officeooo:paragraph-rsid="007fa83b"/>
    </style:style>
    <style:style style:name="P60" style:family="paragraph" style:parent-style-name="Standard" style:list-style-name="L2">
      <style:text-properties officeooo:rsid="007fa83b" officeooo:paragraph-rsid="009fac7c"/>
    </style:style>
    <style:style style:name="P61" style:family="paragraph" style:parent-style-name="Standard" style:list-style-name="L2">
      <style:text-properties officeooo:rsid="007fa83b" officeooo:paragraph-rsid="00a1549f"/>
    </style:style>
    <style:style style:name="P62" style:family="paragraph" style:parent-style-name="Standard" style:list-style-name="L2">
      <style:text-properties officeooo:rsid="009317a5" officeooo:paragraph-rsid="00a31e7a"/>
    </style:style>
    <style:style style:name="P63" style:family="paragraph" style:parent-style-name="Standard" style:list-style-name="L2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17a5" officeooo:paragraph-rsid="00a31e7a" style:font-size-asian="12pt" style:font-style-asian="normal" style:font-weight-asian="normal" style:font-size-complex="12pt" style:text-emphasize="none"/>
    </style:style>
    <style:style style:name="P64" style:family="paragraph" style:parent-style-name="Standard" style:list-style-name="L2">
      <style:text-properties officeooo:rsid="00a9d506" officeooo:paragraph-rsid="00a9d506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0acc" style:font-weight-asian="bold" style:font-weight-complex="bold"/>
    </style:style>
    <style:style style:name="T11" style:family="text">
      <style:text-properties fo:font-weight="bold" officeooo:rsid="006f8adb" style:font-weight-asian="bold" style:font-weight-complex="bold"/>
    </style:style>
    <style:style style:name="T12" style:family="text">
      <style:text-properties fo:font-weight="bold" officeooo:rsid="009b0ec0" style:font-weight-asian="bold" style:font-weight-complex="bold"/>
    </style:style>
    <style:style style:name="T13" style:family="text">
      <style:text-properties officeooo:rsid="0031aa3b"/>
    </style:style>
    <style:style style:name="T14" style:family="text">
      <style:text-properties officeooo:rsid="00320ed7"/>
    </style:style>
    <style:style style:name="T15" style:family="text">
      <style:text-properties officeooo:rsid="003c162f"/>
    </style:style>
    <style:style style:name="T16" style:family="text">
      <style:text-properties officeooo:rsid="003d21c8"/>
    </style:style>
    <style:style style:name="T17" style:family="text">
      <style:text-properties officeooo:rsid="00415176"/>
    </style:style>
    <style:style style:name="T18" style:family="text">
      <style:text-properties officeooo:rsid="004c5968"/>
    </style:style>
    <style:style style:name="T19" style:family="text">
      <style:text-properties officeooo:rsid="004ccc51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49bc8"/>
    </style:style>
    <style:style style:name="T23" style:family="text">
      <style:text-properties officeooo:rsid="005e62ff"/>
    </style:style>
    <style:style style:name="T24" style:family="text">
      <style:text-properties officeooo:rsid="005e704c"/>
    </style:style>
    <style:style style:name="T25" style:family="text">
      <style:text-properties officeooo:rsid="00602cb2"/>
    </style:style>
    <style:style style:name="T26" style:family="text">
      <style:text-properties officeooo:rsid="0065ac71"/>
    </style:style>
    <style:style style:name="T27" style:family="text">
      <style:text-properties fo:font-weight="normal" officeooo:rsid="0072cfb5" style:font-weight-asian="normal" style:font-weight-complex="normal"/>
    </style:style>
    <style:style style:name="T28" style:family="text">
      <style:text-properties officeooo:rsid="0072ee92"/>
    </style:style>
    <style:style style:name="T29" style:family="text">
      <style:text-properties officeooo:rsid="007a6ebc"/>
    </style:style>
    <style:style style:name="T30" style:family="text">
      <style:text-properties officeooo:rsid="0082e64c"/>
    </style:style>
    <style:style style:name="T31" style:family="text">
      <style:text-properties officeooo:rsid="009317a5"/>
    </style:style>
    <style:style style:name="T32" style:family="text">
      <style:text-properties officeooo:rsid="0094ac6d"/>
    </style:style>
    <style:style style:name="T33" style:family="text">
      <style:text-properties officeooo:rsid="00952249"/>
    </style:style>
    <style:style style:name="T34" style:family="text">
      <style:text-properties officeooo:rsid="0095a61d"/>
    </style:style>
    <style:style style:name="T35" style:family="text">
      <style:text-properties officeooo:rsid="00968455"/>
    </style:style>
    <style:style style:name="T36" style:family="text">
      <style:text-properties officeooo:rsid="0097f2af"/>
    </style:style>
    <style:style style:name="T37" style:family="text">
      <style:text-properties officeooo:rsid="00989ea9"/>
    </style:style>
    <style:style style:name="T38" style:family="text">
      <style:text-properties officeooo:rsid="009b0ec0"/>
    </style:style>
    <style:style style:name="T39" style:family="text">
      <style:text-properties officeooo:rsid="009c5636"/>
    </style:style>
    <style:style style:name="T40" style:family="text">
      <style:text-properties officeooo:rsid="009e2997"/>
    </style:style>
    <style:style style:name="T41" style:family="text">
      <style:text-properties officeooo:rsid="009f714e"/>
    </style:style>
    <style:style style:name="T42" style:family="text">
      <style:text-properties officeooo:rsid="009fac7c"/>
    </style:style>
    <style:style style:name="T43" style:family="text">
      <style:text-properties officeooo:rsid="00a1549f"/>
    </style:style>
    <style:style style:name="T44" style:family="text">
      <style:text-properties officeooo:rsid="00a31e7a"/>
    </style:style>
    <style:style style:name="T45" style:family="text">
      <style:text-properties officeooo:rsid="00a327c1"/>
    </style:style>
    <style:style style:name="T46" style:family="text">
      <style:text-properties officeooo:rsid="00a44108"/>
    </style:style>
    <style:style style:name="T47" style:family="text">
      <style:text-properties officeooo:rsid="0075ab86"/>
    </style:style>
    <style:style style:name="T48" style:family="text">
      <style:text-properties officeooo:rsid="00a9d506"/>
    </style:style>
    <style:style style:name="T49" style:family="text">
      <style:text-properties officeooo:rsid="00accab8"/>
    </style:style>
    <style:style style:name="T50" style:family="text">
      <style:text-properties officeooo:rsid="00b0df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Terminología <text:s/>Especializada en Mercoadotecnica <text:span text:style-name="T38">y </text:span>Diseño</text:p>
          </table:table-cell>
        </table:table-row>
        <table:table-row>
          <table:table-cell table:style-name="Table1.A1" office:value-type="string">
            <text:p text:style-name="P6">Program <text:span text:style-name="T13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0">nterpretación y Traduccíon: </text:span><text:span text:style-name="T12">9</text:span><text:span text:style-name="T9">° Cu</text:span><text:span text:style-name="T11">a</text:span><text:span text:style-name="T9">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94<text:span text:style-name="T50">1</text:span></text:p>
          </table:table-cell>
        </table:table-row>
        <table:table-row>
          <table:table-cell table:style-name="Table1.A1" office:value-type="string">
            <text:p text:style-name="P34">Cohort <text:span text:style-name="T46">ID</text:span>:</text:p>
          </table:table-cell>
          <table:table-cell table:style-name="Table1.A1" office:value-type="string">
            <text:p text:style-name="P10"><text:span text:style-name="T38">9</text:span>A</text:p>
          </table:table-cell>
        </table:table-row>
      </table:table>
      <text:p text:style-name="P2"/>
      <text:p text:style-name="P11">Description</text:p>
      <text:p text:style-name="P31">This course <text:span text:style-name="T27">will focus on the specialized terminologies, acronyms, and jargon used </text:span>in <text:span text:style-name="T31">marketing and product design</text:span><text:span text:style-name="T23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31"/>
      <text:p text:style-name="P33"><text:span text:style-name="T3">Major </text:span><text:span text:style-name="T7">elements of</text:span><text:span text:style-name="T3"> the course will include: <text:s/></text:span><text:span text:style-name="T6">i) </text:span><text:span text:style-name="T24">the </text:span><text:span text:style-name="T25">structure </text:span><text:span text:style-name="T28">and </text:span><text:span text:style-name="T26">function </text:span><text:span text:style-name="T28">of language </text:span>in <text:span text:style-name="T31">marketing and product design</text:span><text:span text:style-name="T19">;</text:span><text:span text:style-name="T7"> ii) </text:span><text:span text:style-name="T19"><text:s/>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advertisements</text:span><text:span text:style-name="T19">; </text:span><text:span text:style-name="T25">iii) 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product</text:span><text:span text:style-name="T39">s</text:span><text:span text:style-name="T19">; </text:span><text:span text:style-name="T40">iv) the creation of phrases and stylistic elements </text:span><text:span text:style-name="T41">in marketing</text:span><text:span text:style-name="T40">; </text:span><text:span text:style-name="T41">and </text:span><text:span text:style-name="T25">v</text:span><text:span text:style-name="T7">) </text:span><text:span text:style-name="T49">the creation and development of advertising campaigns; vi) the creation and development of product funding proposals; and vii) </text:span><text:span text:style-name="T18">Version Control Systems (VCSs) and </text:span><text:span text:style-name="T8">elements of quality assurance and quality control (QAQC).</text:span></text:p>
      <text:p text:style-name="P32"/>
      <text:p text:style-name="P11">Scope</text:p>
      <text:p text:style-name="P17">1. <text:s text:c="2"/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 in </text:span><text:span text:style-name="T34">M</text:span><text:span text:style-name="T31">arketing and </text:span><text:span text:style-name="T34">P</text:span><text:span text:style-name="T31">roduct </text:span><text:span text:style-name="T34">D</text:span><text:span text:style-name="T31">esign</text:span></text:p>
      <text:p text:style-name="P21">1.1 <text:s/><text:span text:style-name="T30">History, </text:span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</text:span></text:p>
      <text:p text:style-name="P20">1.2 <text:s/><text:span text:style-name="T30">The Rise of </text:span><text:span text:style-name="T32">Targeted </text:span><text:span text:style-name="T31">Marketing </text:span><text:span text:style-name="T34">Language</text:span></text:p>
      <text:p text:style-name="P15"/>
      <text:p text:style-name="P16">2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1">Advertisements</text:span></text:p>
      <text:p text:style-name="P22">2.1 <text:s/><text:span text:style-name="T30">Structures</text:span></text:p>
      <text:p text:style-name="P36">2.1.1 Logos</text:p>
      <text:p text:style-name="P36">2.1.2 Brand <text:span text:style-name="T33">Name</text:span>s</text:p>
      <text:p text:style-name="P23">2.2 <text:s/><text:span text:style-name="T30">Functions</text:span></text:p>
      <text:p text:style-name="P37">2.2.1 <text:span text:style-name="T33">Product Notification</text:span></text:p>
      <text:p text:style-name="P39">2.2.2 Company Image</text:p>
      <text:p text:style-name="P39">2.2.2 Behavior Modification of Consumers</text:p>
      <text:p text:style-name="P42">2.3 <text:s/><text:span text:style-name="T33">Design</text:span></text:p>
      <text:p text:style-name="P39">2.3.1 <text:span text:style-name="T32">Images and Captions</text:span></text:p>
      <text:p text:style-name="P39">2.3.2 <text:span text:style-name="T34">Wholism, Segmentation, and Positioning</text:span></text:p>
      <text:p text:style-name="P45">2.3.3 <text:s/>Expectation vs Surprise</text:p>
      <text:p text:style-name="P18"/>
      <text:p text:style-name="P18"><text:span text:style-name="T36">3</text:span>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5">Products</text:span></text:p>
      <text:p text:style-name="P24"><text:span text:style-name="T36">3</text:span>.1 <text:s/><text:span text:style-name="T30">Structures</text:span></text:p>
      <text:p text:style-name="P38"><text:span text:style-name="T36">3</text:span>.1.1 <text:span text:style-name="T37">Intellectual</text:span></text:p>
      <text:p text:style-name="P38"><text:span text:style-name="T36">3</text:span>.1.2 <text:span text:style-name="T37">Physical</text:span></text:p>
      <text:p text:style-name="P24"><text:span text:style-name="T36">3</text:span>.2 <text:s/><text:span text:style-name="T30">Functions</text:span></text:p>
      <text:p text:style-name="P38"><text:span text:style-name="T36">3</text:span>.2.1 <text:span text:style-name="T35">End Use</text:span></text:p>
      <text:p text:style-name="P40"><text:span text:style-name="T36">3</text:span>.2.2 <text:span text:style-name="T36">Brand-Building</text:span></text:p>
      <text:p text:style-name="P48">3.2.3 Value</text:p>
      <text:p text:style-name="P43"><text:span text:style-name="T36">3</text:span>.3 <text:span text:style-name="T33">Design</text:span></text:p>
      <text:p text:style-name="P41"><text:span text:style-name="T36">3</text:span>.3.1 <text:span text:style-name="T35">Development Concepts and Visions</text:span></text:p>
      <text:p text:style-name="P41"><text:soft-page-break/><text:span text:style-name="T36">3</text:span>.3.2 <text:span text:style-name="T35">Models</text:span></text:p>
      <text:p text:style-name="P41"/>
      <text:p text:style-name="P46"><text:span text:style-name="T36">3</text:span>.3.3 <text:s/><text:span text:style-name="T37">Cradle-to-Grave Considerations</text:span></text:p>
      <text:p text:style-name="P47">3.3.4 <text:s/>Patents</text:p>
      <text:p text:style-name="P35"/>
      <text:p text:style-name="P35"><text:span text:style-name="T37">4</text:span><text:span text:style-name="T14">. <text:s/></text:span><text:span text:style-name="T33">Creation of Phrases and Stylistic Elements</text:span></text:p>
      <text:p text:style-name="P22"><text:span text:style-name="T37">4</text:span>.1 <text:s/><text:span text:style-name="T34">General </text:span><text:span text:style-name="T33">Consumer Psychology</text:span></text:p>
      <text:p text:style-name="P44"><text:span text:style-name="T37">4</text:span>.2 <text:s/>Cultural <text:span text:style-name="T37">Considerations</text:span></text:p>
      <text:p text:style-name="P28"><text:span text:style-name="T37">4</text:span>.<text:span text:style-name="T46">3</text:span> <text:s/><text:span text:style-name="T30">Stylistic Conventions </text:span><text:span text:style-name="T34">and Opportunities</text:span></text:p>
      <text:p text:style-name="P49">4.4 <text:s/>Strunk and White’s, “Elements of Style”</text:p>
      <text:p text:style-name="P49">4.5 <text:s/>Raymund Murphy’s, “English Grammar in Use”</text:p>
      <text:p text:style-name="P29"/>
      <text:p text:style-name="P50">5. <text:s/>The Pitch</text:p>
      <text:p text:style-name="P51">5.1 <text:s text:c="2"/>Structure and Format of Advertising Campaign Pitch</text:p>
      <text:p text:style-name="P51">5.2 <text:s/>Structure and Format of Product Funding Pitch</text:p>
      <text:p text:style-name="P51">5.3 The Elevator Speech</text:p>
      <text:p text:style-name="P19"/>
      <text:p text:style-name="P19">6. <text:s/>Document QAQC and Version Control Systems</text:p>
      <text:p text:style-name="P25">6.1 <text:s/>Fundamental <text:span text:style-name="T15">Concepts </text:span>of QAQC</text:p>
      <text:p text:style-name="P26">6.1.1 <text:s/>Introduction to Docume<text:span text:style-name="T15">nt</text:span> QAQC</text:p>
      <text:p text:style-name="P26">6.1.2 <text:s/><text:span text:style-name="T15">Fram</text:span><text:span text:style-name="T18">e</text:span><text:span text:style-name="T15">works for Document QAQC</text:span></text:p>
      <text:p text:style-name="P25">6.2 <text:s/>Introduction to Version Control Systems (V<text:span text:style-name="T15">CSs</text:span>)</text:p>
      <text:p text:style-name="P26">6.<text:span text:style-name="T17">2.1</text:span> <text:s/>Git and Github</text:p>
      <text:p text:style-name="P26">6.<text:span text:style-name="T17">2.2</text:span> <text:s/>Installation of Git</text:p>
      <text:p text:style-name="P26">6.<text:span text:style-name="T17">2.3 <text:s/></text:span><text:span text:style-name="T16">Account setup in Github</text:span></text:p>
      <text:p text:style-name="P26">6.<text:span text:style-name="T17">2.4</text:span> <text:s/><text:span text:style-name="T16">Git </text:span><text:span text:style-name="T18">VCS </text:span>Workflow</text:p>
      <text:p text:style-name="P26"/>
      <text:p text:style-name="P52">7. Production of Client Deliverables</text:p>
      <text:p text:style-name="P27"/>
      <text:p text:style-name="P12">Expectations</text:p>
      <text:p text:style-name="P30">Students will be expected to:</text:p>
      <text:list xml:id="list2272292315" text:style-name="L1">
        <text:list-item>
          <text:p text:style-name="P56">Attend all classes on time</text:p>
        </text:list-item>
        <text:list-item>
          <text:p text:style-name="P56">Be prepared to take notes and access materials on-line</text:p>
        </text:list-item>
        <text:list-item>
          <text:p text:style-name="P56">Participate in all class activities, including discussions and presentations</text:p>
        </text:list-item>
        <text:list-item>
          <text:p text:style-name="P57">Complete all assignments, quizzes, and the final exam</text:p>
        </text:list-item>
      </text:list>
      <text:p text:style-name="P3"/>
      <text:p text:style-name="P12">Exit Criteria</text:p>
      <text:p text:style-name="P5"><text:span text:style-name="T20">Upon the successful completion of the course the student will </text:span><text:span text:style-name="T21">be able to:</text:span></text:p>
      <text:list xml:id="list302923074" text:style-name="L2">
        <text:list-item>
          <text:p text:style-name="P59">Analyze the s<text:span text:style-name="T25">tructure </text:span><text:span text:style-name="T28">and </text:span>f<text:span text:style-name="T26">unction </text:span><text:span text:style-name="T28">of </text:span>l<text:span text:style-name="T28">anguage in </text:span><text:span text:style-name="T42">marketing and product design</text:span></text:p>
        </text:list-item>
        <text:list-item>
          <text:p text:style-name="P60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2">a</text:span><text:span text:style-name="T31">dvertisements</text:span></text:p>
        </text:list-item>
        <text:list-item>
          <text:p text:style-name="P61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3">products</text:span></text:p>
        </text:list-item>
        <text:list-item>
          <text:p text:style-name="P62"><text:span text:style-name="T33">Creat</text:span><text:span text:style-name="T44">e</text:span><text:span text:style-name="T33"> </text:span><text:span text:style-name="T44">new p</text:span><text:span text:style-name="T33">hrases and </text:span><text:span text:style-name="T44">fresh s</text:span><text:span text:style-name="T33">tylistic </text:span><text:span text:style-name="T44">e</text:span><text:span text:style-name="T33">lements </text:span><text:span text:style-name="T44">for marketing </text:span><text:span text:style-name="T48">and product design</text:span></text:p>
        </text:list-item>
        <text:list-item>
          <text:p text:style-name="P63">Demonstrate a solid understanding of English grammatical structures and stylistic elements</text:p>
        </text:list-item>
        <text:list-item>
          <text:p text:style-name="P64">Design, develop, and present an advertising campaign proposal</text:p>
        </text:list-item>
        <text:list-item>
          <text:p text:style-name="P64">Design, develop, and present a product funding proposal</text:p>
        </text:list-item>
        <text:list-item>
          <text:p text:style-name="P58">Apply <text:span text:style-name="T22">the principles of QAQC to </text:span><text:span text:style-name="T45">advertisement and product design </text:span><text:span text:style-name="T22">by using a VCS</text:span></text:p>
        </text:list-item>
      </text:list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<text:span text:style-name="T47">Interim </text:span>Evaluations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4">Final Grade</text:p>
          </table:table-cell>
          <table:table-cell table:style-name="Table2.A1" office:value-type="string">
            <text:p text:style-name="P55"/>
          </table:table-cell>
        </table:table-row>
        <table:table-row>
          <table:table-cell table:style-name="Table2.A1" office:value-type="string">
            <text:p text:style-name="P53">Daily Work and Participation<text:tab/></text:p>
          </table:table-cell>
          <table:table-cell table:style-name="Table2.A1" office:value-type="string">
            <text:p text:style-name="P54">10%</text:p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3"><text:span text:style-name="T47">Av. </text:span>Daily Work and Participation<text:tab/></text:p>
          </table:table-cell>
          <table:table-cell table:style-name="Table2.A1" office:value-type="string">
            <text:p text:style-name="P54">10%</text:p>
          </table:table-cell>
        </table:table-row>
        <table:table-row>
          <table:table-cell table:style-name="Table2.A1" office:value-type="string">
            <text:p text:style-name="P54">Homework</text:p>
          </table:table-cell>
          <table:table-cell table:style-name="Table2.A1" office:value-type="string">
            <text:p text:style-name="P54">60 %</text:p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4">Av. Homework</text:p>
          </table:table-cell>
          <table:table-cell table:style-name="Table2.A1" office:value-type="string">
            <text:p text:style-name="P54">30 %</text:p>
          </table:table-cell>
        </table:table-row>
        <table:table-row>
          <table:table-cell table:style-name="Table2.A1" office:value-type="string">
            <text:p text:style-name="P54">Interim Exam</text:p>
          </table:table-cell>
          <table:table-cell table:style-name="Table2.A1" office:value-type="string">
            <text:p text:style-name="P54">30%</text:p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4">Av. Interim Exams</text:p>
          </table:table-cell>
          <table:table-cell table:style-name="Table2.A1" office:value-type="string">
            <text:p text:style-name="P54">30%</text:p>
          </table:table-cell>
        </table:table-row>
        <table:table-row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4">Final Exam</text:p>
          </table:table-cell>
          <table:table-cell table:style-name="Table2.A1" office:value-type="string">
            <text:p text:style-name="P54">30 %</text:p>
          </table:table-cell>
        </table:table-row>
      </table:table>
      <text:p text:style-name="P5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5T15:28:09.338434310</dc:date>
    <meta:editing-duration>PT10H7M54S</meta:editing-duration>
    <meta:editing-cycles>102</meta:editing-cycles>
    <meta:generator>LibreOffice/7.3.7.2$Linux_X86_64 LibreOffice_project/30$Build-2</meta:generator>
    <meta:document-statistic meta:table-count="2" meta:image-count="1" meta:object-count="0" meta:page-count="3" meta:paragraph-count="94" meta:word-count="527" meta:character-count="3488" meta:non-whitespace-character-count="3027"/>
  </office:meta>
</office:document-meta>
</file>